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>
      <style:paragraph-properties fo:line-height="150%"/>
      <style:text-properties style:font-name="Noto Sans KR" fo:font-size="12pt" style:font-name-asian="Noto Sans KR1" style:font-size-asian="12pt" style:font-size-complex="12pt"/>
    </style:style>
    <style:style style:name="P3" style:family="paragraph" style:parent-style-name="Standard">
      <style:paragraph-properties fo:line-height="150%" fo:text-align="end" style:justify-single-word="false"/>
      <style:text-properties style:font-name="Noto Sans KR" fo:font-size="12pt" style:font-name-asian="Noto Sans KR1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margin-left="5.08cm" fo:margin-right="0cm" fo:line-height="250%" fo:text-align="end" style:justify-single-word="false" fo:text-indent="0cm" style:auto-text-indent="false"/>
    </style:style>
    <style:style style:name="P6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Noto Sans KR" style:font-name-asian="Noto Sans KR1"/>
    </style:style>
    <style:style style:name="T2" style:family="text">
      <style:text-properties style:font-name="Noto Sans KR" style:font-name-asian="Noto Sans KR1" style:font-name-complex="Arial Unicode MS"/>
    </style:style>
    <style:style style:name="T3" style:family="text">
      <style:text-properties style:font-name="Noto Sans KR" fo:font-size="12pt" fo:font-weight="bold" style:font-name-asian="Noto Sans KR1" style:font-size-asian="12pt" style:font-weight-asian="bold" style:font-name-complex="Arial Unicode MS" style:font-size-complex="12pt"/>
    </style:style>
    <style:style style:name="T4" style:family="text">
      <style:text-properties style:font-name="Noto Sans KR" fo:font-size="12pt" fo:font-weight="bold" style:font-name-asian="Noto Sans KR1" style:font-size-asian="12pt" style:font-weight-asian="bold" style:font-size-complex="12pt"/>
    </style:style>
    <style:style style:name="T5" style:family="text">
      <style:text-properties style:font-name="Noto Sans KR" fo:font-size="12pt" style:font-name-asian="Noto Sans KR1" style:font-size-asian="12pt" style:font-name-complex="Arial Unicode MS" style:font-size-complex="12pt"/>
    </style:style>
    <style:style style:name="T6" style:family="text">
      <style:text-properties style:font-name="Noto Sans KR" fo:font-size="12pt" style:font-name-asian="Noto Sans KR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###단체 총회 회의록</text:span></text:p>
      <text:list xml:id="list2910641691" text:style-name="WWNum1">
        <text:list-item>
          <text:p text:style-name="P1"><text:span text:style-name="T3">일시</text:span><text:span text:style-name="T5">: 2021. 11. 19. 오후 1시 정각 ~ 오후 2시 정각</text:span></text:p>
        </text:list-item>
        <text:list-item>
          <text:p text:style-name="P1"><text:span text:style-name="T3">장소</text:span><text:span text:style-name="T5">: Google Meet 온라인 화상 회의로 진행</text:span></text:p>
        </text:list-item>
        <text:list-item>
          <text:p text:style-name="P1"><text:span text:style-name="T3">참석 인원</text:span><text:span text:style-name="T5">: 총 4명</text:span></text:p>
        </text:list-item>
        <text:list-item>
          <text:p text:style-name="P1"><text:span text:style-name="T3">안건</text:span><text:span text:style-name="T6">:</text:span></text:p>
          <text:list>
            <text:list-item>
              <text:p text:style-name="P1"><text:span text:style-name="T5">정관 심의</text:span></text:p>
            </text:list-item>
            <text:list-item>
              <text:p text:style-name="P1"><text:span text:style-name="T5">운영위원 선출</text:span></text:p>
            </text:list-item>
          </text:list>
        </text:list-item>
        <text:list-item>
          <text:p text:style-name="P1"><text:span text:style-name="T3">회의 결과</text:span></text:p>
          <text:list>
            <text:list-item>
              <text:p text:style-name="P1"><text:span text:style-name="T5">정관 심의</text:span></text:p>
              <text:list>
                <text:list-item>
                  <text:p text:style-name="P1"><text:span text:style-name="T2">###</text:span><text:span text:style-name="T5">의 정관을 별도로 첨부한 정관과 같이 확정한다.</text:span></text:p>
                </text:list-item>
              </text:list>
            </text:list-item>
            <text:list-item>
              <text:p text:style-name="P1"><text:span text:style-name="T5">운영위원 선출</text:span></text:p>
              <text:list>
                <text:list-item>
                  <text:p text:style-name="P1"><text:span text:style-name="T2">###</text:span><text:span text:style-name="T5">의 대표 및 운영위원을 다음과 같이 구성한다.</text:span></text:p>
                  <text:list>
                    <text:list-item>
                      <text:p text:style-name="P1"><text:span text:style-name="T5">대표: 홍길동</text:span></text:p>
                    </text:list-item>
                    <text:list-item>
                      <text:p text:style-name="P1"><text:span text:style-name="T5">운영위원: 전우치, 고길동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4"><text:span text:style-name="T5">이상 회의 결과를 참석자 전원의 만장일치로 가결한다.</text:span></text:p>
      <text:p text:style-name="P3"/>
      <text:p text:style-name="P5"><text:span text:style-name="T5">대표 홍길동 <text:s text:c="10"/>(인)</text:span></text:p>
      <text:p text:style-name="P5"><text:span text:style-name="T5">운영위원 전우치 <text:s text:c="10"/>(인)</text:span></text:p>
      <text:p text:style-name="P5"><text:span text:style-name="T5">운영위원 고길동 <text:s text:c="10"/>(인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KR1" style:font-family-asian="'Noto Sans KR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name-asian="Arial1" style:font-family-asian="Arial" style:font-family-generic-asian="system" style:font-pitch-asian="variable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998cm" fo:margin-bottom="0.998cm" fo:margin-left="0.998cm" fo:margin-right="0.998cm" fo:background-color="#ffffff" style:writing-mode="lr-tb" style:layout-grid-color="#c0c0c0" style:layout-grid-lines="259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Youngbin Han</dc:creator>
    <meta:editing-cycles>3</meta:editing-cycles>
    <meta:creation-date>2022-01-11T14:56:00</meta:creation-date>
    <dc:date>2022-01-11T15:06:00</dc:date>
    <meta:editing-duration>PT9M</meta:editing-duration>
    <meta:generator>LibreOffice/7.2.5.2$Windows_X86_64 LibreOffice_project/499f9727c189e6ef3471021d6132d4c694f357e5</meta:generator>
    <meta:document-statistic meta:table-count="0" meta:image-count="0" meta:object-count="0" meta:page-count="1" meta:paragraph-count="18" meta:word-count="200" meta:character-count="318" meta:non-whitespace-character-count="235"/>
    <meta:user-defined meta:name="AppVersion">16.0000</meta:user-defined>
    <meta:template xlink:type="simple" xlink:actuate="onRequest" xlink:title="Normal" xlink:href=""/>
  </office:meta>
</office:document-meta>
</file>